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BindingSupport.getMarsha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BindingSupport.outputException( HttpServletResponse response ,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BindingSupport.setMarshaler( Http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BindingSupport.create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